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148cm" fo:min-width="4.238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312cm" fo:min-width="3.939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316cm" fo:min-width="5.554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5.288cm" svg:height="5.948cm" svg:x="7.37cm" svg:y="5.816cm">
          <text:p text:style-name="P1">Pais</text:p>
          <text:p text:style-name="P1"><text:span text:style-name="T1"/></text:p>
          <text:p text:style-name="P1"><text:span text:style-name="T1">Id_pais (int)</text:span></text:p>
          <text:p text:style-name="P1"><text:span text:style-name="T2">Nombre_pais </text:span><text:span text:style-name="T1">(varchar)</text:span></text:p>
          <text:p text:style-name="P1"><text:span text:style-name="T2">Siglas_pais </text:span><text:span text:style-name="T1">(Varcha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957cm" svg:height="6.08cm" svg:x="16.624cm" svg:y="5.75cm">
          <text:p text:style-name="P1">Leyenda</text:p>
          <text:p text:style-name="P1"><text:span text:style-name="T2"/></text:p>
          <text:p text:style-name="P1"><text:span text:style-name="T2">Id_leyenda(int)</text:span></text:p>
          <text:p text:style-name="P1"><text:span text:style-name="T2">Siglas_pais </text:span><text:span text:style-name="T1">(varchar)</text:span></text:p>
          <text:p text:style-name="P1"><text:span text:style-name="T1">Titulo(varchar)</text:span></text:p>
          <text:p text:style-name="P1"><text:span text:style-name="T2">Contenido </text:span><text:span text:style-name="T1">(varchar)</text:span></text:p>
          <text:p text:style-name="P1"><text:span text:style-name="T1">Imagen (varcha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2.658cm" svg:y1="8.79cm" svg:x2="16.624cm" svg:y2="8.79cm" draw:start-shape="id1" draw:start-glue-point="1" draw:end-shape="id2" draw:end-glue-point="3" svg:d="M12658 8790h3966" svg:viewBox="0 0 3967 1">
          <text:p text:style-name="P3"/>
          <text:p text:style-name="P3"/>
          <text:p text:style-name="P3">1 <text:s text:c="2"/>– <text:s text:c="2"/>N</text:p>
        </draw:connector>
        <draw:custom-shape draw:style-name="gr4" draw:text-style-name="P2" draw:layer="layout" svg:width="6.476cm" svg:height="3.988cm" svg:x="11.75cm" svg:y="12.512cm">
          <text:p text:style-name="P1">Usuarios</text:p>
          <text:p text:style-name="P1"><text:span text:style-name="T1"/></text:p>
          <text:p text:style-name="P1"><text:span text:style-name="T1">id_usuario (int)</text:span></text:p>
          <text:p text:style-name="P1"><text:span text:style-name="T1">nombre_usuario(varchar)</text:span></text:p>
          <text:p text:style-name="P1"><text:span text:style-name="T2">clave_usuario </text:span><text:span text:style-name="T1">(varchar)</text:span></text:p>
          <text:p text:style-name="P1"><text:span text:style-name="T1">score (int)</text:span></text:p>
          <text:p text:style-name="P1"><text:span text:style-name="T1">admin(int)</text:span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0T11:53:23.367000000</meta:creation-date>
    <dc:date>2022-05-10T09:54:30.628000000</dc:date>
    <meta:editing-duration>PT33M34S</meta:editing-duration>
    <meta:editing-cycles>9</meta:editing-cycles>
    <meta:generator>LibreOffice/7.0.5.2$Windows_X86_64 LibreOffice_project/64390860c6cd0aca4beafafcfd84613dd9dfb63a</meta:generator>
    <meta:document-statistic meta:object-count="4"/>
  </office:meta>
</office:document-meta>
</file>